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18T08:57:04.06">
            <text:p>2020/1/18 8:57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8T08:57:04.21">
            <text:p>2020/1/18 8:5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00)">
            <text:p>sn(10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2">
            <text:p>102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11])+[.S11]" office:value-type="float" office:value="12">
            <text:p>12</text:p>
          </table:table-cell>
          <table:table-cell table:style-name="ce46" office:value-type="string">
            <text:p>fs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7])+[.S17]" office:value-type="float" office:value="3">
            <text:p>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49999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49999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18T08:56:00.6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49999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8T08:56:54.78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2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2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2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2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2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3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3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89.695cm" draw:caption-point-x="-1.353cm" draw:caption-point-y="2.4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55];6;2)" office:value-type="string" office:string-value="09">
            <text:p>09</text:p>
          </table:table-cell>
          <table:table-cell table:formula="of:=MID([.F15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55];[.I155];&quot;-&quot;;LEFT([.G15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1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00)">
            <text:p>sn(10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8T08:57:04.64">
            <text:p>2020/1/18 8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9cm" draw:caption-point-x="-1.353cm" draw:caption-point-y="2.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0">
            <text:p>1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18T08:57:04.75">
            <text:p>2020/1/18 8:5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8T08:57:04.89">
            <text:p>2020/1/18 8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98cm" draw:caption-point-x="-1.353cm" draw:caption-point-y="2.4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00)">
            <text:p>sn(10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18T08:57:04.99">
            <text:p>2020/1/18 8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59cm" draw:caption-point-x="-1.353cm" draw:caption-point-y="2.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L2:gt.O23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1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10" table:on-update-keep-styles="true" table:on-update-keep-size="false"/>
        <table:database-range table:name="range_genre__kb" table:target-range-address="kb.G2:kb.G70"/>
        <table:database-range table:name="range_sn" table:target-range-address="gt.A2:gt.A11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8">2020/01/18</text:date>, <text:time>08:57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18T08:57:03.28</dc:date>
    <dc:creator>iwabuchi ken</dc:creator>
    <meta:editing-duration>P6DT7H51M19S</meta:editing-duration>
    <meta:editing-cycles>579</meta:editing-cycles>
    <meta:generator>OpenOffice/4.1.3$Win32 OpenOffice.org_project/413m1$Build-9783</meta:generator>
    <meta:document-statistic meta:table-count="7" meta:cell-count="3282" meta:object-count="0"/>
    <meta:user-defined meta:name="sheets-banding"/>
    <meta:user-defined meta:name="sheets-original-selection"/>
  </office:meta>
</office:document-meta>
</file>